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.8cm"/>
    </style:style>
    <style:style style:name="gr3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2.2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2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2.067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25cm" fo:min-width="14.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425cm" fo:min-width="14.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325cm" fo:min-width="14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0.266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color="#c5000b" fo:font-size="12pt" fo:font-weight="bold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c5000b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623cm" svg:y1="5.852cm" svg:x2="20.375cm" svg:y2="5.825cm">
          <text:p/>
        </draw:line>
        <draw:frame draw:style-name="gr2" draw:text-style-name="P2" draw:layer="layout" svg:width="3.3cm" svg:height="1.31cm" svg:x="2.876cm" svg:y="2.225cm">
          <draw:text-box>
            <text:p><text:span text:style-name="T1">Animal 1</text:span></text:p>
          </draw:text-box>
        </draw:frame>
        <draw:line draw:style-name="gr3" draw:text-style-name="P1" draw:layer="layout" svg:x1="19.998cm" svg:y1="5.202cm" svg:x2="19.998cm" svg:y2="6.503cm">
          <text:p/>
        </draw:line>
        <draw:line draw:style-name="gr3" draw:text-style-name="P1" draw:layer="layout" svg:x1="17.002cm" svg:y1="5.202cm" svg:x2="17.002cm" svg:y2="6.503cm">
          <text:p/>
        </draw:line>
        <draw:line draw:style-name="gr3" draw:text-style-name="P1" draw:layer="layout" svg:x1="13.808cm" svg:y1="5.202cm" svg:x2="13.808cm" svg:y2="6.503cm">
          <text:p/>
        </draw:line>
        <draw:line draw:style-name="gr3" draw:text-style-name="P1" draw:layer="layout" svg:x1="10.615cm" svg:y1="5.202cm" svg:x2="10.615cm" svg:y2="6.503cm">
          <text:p/>
        </draw:line>
        <draw:line draw:style-name="gr3" draw:text-style-name="P1" draw:layer="layout" svg:x1="7.422cm" svg:y1="5.202cm" svg:x2="7.422cm" svg:y2="6.503cm">
          <text:p/>
        </draw:line>
        <draw:line draw:style-name="gr1" draw:text-style-name="P1" draw:layer="layout" svg:x1="6.623cm" svg:y1="12.58cm" svg:x2="20.375cm" svg:y2="12.625cm">
          <text:p/>
        </draw:line>
        <draw:line draw:style-name="gr3" draw:text-style-name="P1" draw:layer="layout" svg:x1="19.998cm" svg:y1="11.93cm" svg:x2="19.998cm" svg:y2="13.231cm">
          <text:p/>
        </draw:line>
        <draw:line draw:style-name="gr3" draw:text-style-name="P1" draw:layer="layout" svg:x1="17.002cm" svg:y1="11.93cm" svg:x2="17.002cm" svg:y2="13.231cm">
          <text:p/>
        </draw:line>
        <draw:line draw:style-name="gr3" draw:text-style-name="P1" draw:layer="layout" svg:x1="13.808cm" svg:y1="11.93cm" svg:x2="13.808cm" svg:y2="13.231cm">
          <text:p/>
        </draw:line>
        <draw:line draw:style-name="gr3" draw:text-style-name="P1" draw:layer="layout" svg:x1="10.615cm" svg:y1="11.93cm" svg:x2="10.615cm" svg:y2="13.231cm">
          <text:p/>
        </draw:line>
        <draw:line draw:style-name="gr3" draw:text-style-name="P1" draw:layer="layout" svg:x1="7.422cm" svg:y1="11.93cm" svg:x2="7.422cm" svg:y2="13.231cm">
          <text:p/>
        </draw:line>
        <draw:frame draw:style-name="gr4" draw:text-style-name="P3" draw:layer="layout" svg:width="2.786cm" svg:height="1.279cm" svg:x="6.576cm" svg:y="0.825cm">
          <draw:text-box>
            <text:p><text:span text:style-name="T2">SNP 1</text:span></text:p>
          </draw:text-box>
        </draw:frame>
        <draw:frame draw:style-name="gr5" draw:text-style-name="P3" draw:layer="layout" svg:width="2.748cm" svg:height="1.179cm" svg:x="19.276cm" svg:y="0.825cm">
          <draw:text-box>
            <text:p><text:span text:style-name="T2">SNP 5</text:span></text:p>
          </draw:text-box>
        </draw:frame>
        <draw:line draw:style-name="gr1" draw:text-style-name="P1" draw:layer="layout" svg:x1="6.624cm" svg:y1="2.653cm" svg:x2="20.375cm" svg:y2="2.625cm">
          <text:p/>
        </draw:line>
        <draw:line draw:style-name="gr3" draw:text-style-name="P1" draw:layer="layout" svg:x1="19.999cm" svg:y1="2.003cm" svg:x2="19.999cm" svg:y2="3.304cm">
          <text:p/>
        </draw:line>
        <draw:line draw:style-name="gr3" draw:text-style-name="P1" draw:layer="layout" svg:x1="17.003cm" svg:y1="2.003cm" svg:x2="17.003cm" svg:y2="3.304cm">
          <text:p/>
        </draw:line>
        <draw:line draw:style-name="gr3" draw:text-style-name="P1" draw:layer="layout" svg:x1="13.809cm" svg:y1="2.003cm" svg:x2="13.809cm" svg:y2="3.304cm">
          <text:p/>
        </draw:line>
        <draw:line draw:style-name="gr3" draw:text-style-name="P1" draw:layer="layout" svg:x1="10.616cm" svg:y1="2.003cm" svg:x2="10.616cm" svg:y2="3.304cm">
          <text:p/>
        </draw:line>
        <draw:line draw:style-name="gr3" draw:text-style-name="P1" draw:layer="layout" svg:x1="7.423cm" svg:y1="2.003cm" svg:x2="7.423cm" svg:y2="3.304cm">
          <text:p/>
        </draw:line>
        <draw:frame draw:style-name="gr2" draw:text-style-name="P2" draw:layer="layout" svg:width="3.3cm" svg:height="1.31cm" svg:x="2.876cm" svg:y="5.425cm">
          <draw:text-box>
            <text:p><text:span text:style-name="T1">Animal 2</text:span></text:p>
          </draw:text-box>
        </draw:frame>
        <draw:frame draw:style-name="gr2" draw:text-style-name="P2" draw:layer="layout" svg:width="3.3cm" svg:height="1.31cm" svg:x="2.876cm" svg:y="12.225cm">
          <draw:text-box>
            <text:p><text:span text:style-name="T1">Animal 4</text:span></text:p>
          </draw:text-box>
        </draw:frame>
        <draw:line draw:style-name="gr6" draw:text-style-name="P1" draw:layer="layout" svg:x1="7.376cm" svg:y1="14.525cm" svg:x2="7.376cm" svg:y2="16.625cm">
          <text:p/>
        </draw:line>
        <draw:line draw:style-name="gr6" draw:text-style-name="P1" draw:layer="layout" svg:x1="10.576cm" svg:y1="14.525cm" svg:x2="10.576cm" svg:y2="16.625cm">
          <text:p/>
        </draw:line>
        <draw:line draw:style-name="gr6" draw:text-style-name="P1" draw:layer="layout" svg:x1="20.076cm" svg:y1="14.525cm" svg:x2="20.076cm" svg:y2="16.625cm">
          <text:p/>
        </draw:line>
        <draw:custom-shape draw:style-name="gr7" draw:text-style-name="P1" draw:layer="layout" svg:width="1.4cm" svg:height="13.099cm" draw:transform="rotate (-1.5707963267949) translate (20.075cm 17.2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14.8cm" svg:height="2.475cm" svg:x="6.276cm" svg:y="1.8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8cm" svg:height="2.675cm" svg:x="6.276cm" svg:y="4.9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8cm" svg:height="2.575cm" svg:x="6.276cm" svg:y="11.72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076cm" svg:y1="2.725cm" svg:x2="23.776cm" svg:y2="2.725cm">
          <text:p/>
        </draw:line>
        <draw:line draw:style-name="gr6" draw:text-style-name="P1" draw:layer="layout" svg:x1="21.076cm" svg:y1="5.825cm" svg:x2="23.776cm" svg:y2="5.825cm">
          <text:p/>
        </draw:line>
        <draw:line draw:style-name="gr6" draw:text-style-name="P1" draw:layer="layout" svg:x1="21.076cm" svg:y1="12.625cm" svg:x2="23.776cm" svg:y2="12.625cm">
          <text:p/>
        </draw:line>
        <draw:custom-shape draw:style-name="gr11" draw:text-style-name="P1" draw:layer="layout" svg:width="0.9cm" svg:height="11.2cm" svg:x="24.776cm" svg:y="1.9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25.676cm" svg:y1="7.525cm" svg:x2="27.076cm" svg:y2="7.525cm">
          <text:p/>
        </draw:line>
        <draw:line draw:style-name="gr6" draw:text-style-name="P1" draw:layer="layout" svg:x1="27.076cm" svg:y1="7.525cm" svg:x2="27.076cm" svg:y2="18.425cm">
          <text:p/>
        </draw:line>
        <draw:frame draw:style-name="gr4" draw:text-style-name="P3" draw:layer="layout" svg:width="2.786cm" svg:height="1.279cm" svg:x="9.876cm" svg:y="0.826cm">
          <draw:text-box>
            <text:p><text:span text:style-name="T2">SNP 2</text:span></text:p>
          </draw:text-box>
        </draw:frame>
        <draw:frame draw:style-name="gr4" draw:text-style-name="P3" draw:layer="layout" svg:width="2.786cm" svg:height="1.279cm" svg:x="12.976cm" svg:y="0.827cm">
          <draw:text-box>
            <text:p><text:span text:style-name="T2">SNP 3</text:span></text:p>
          </draw:text-box>
        </draw:frame>
        <draw:frame draw:style-name="gr4" draw:text-style-name="P3" draw:layer="layout" svg:width="2.786cm" svg:height="1.279cm" svg:x="16.176cm" svg:y="0.828cm">
          <draw:text-box>
            <text:p><text:span text:style-name="T2">SNP 4</text:span></text:p>
          </draw:text-box>
        </draw:frame>
        <draw:line draw:style-name="gr1" draw:text-style-name="P1" draw:layer="layout" svg:x1="6.623cm" svg:y1="9.152cm" svg:x2="20.375cm" svg:y2="9.125cm">
          <text:p/>
        </draw:line>
        <draw:line draw:style-name="gr3" draw:text-style-name="P1" draw:layer="layout" svg:x1="19.998cm" svg:y1="8.502cm" svg:x2="19.998cm" svg:y2="9.803cm">
          <text:p/>
        </draw:line>
        <draw:line draw:style-name="gr3" draw:text-style-name="P1" draw:layer="layout" svg:x1="17.002cm" svg:y1="8.502cm" svg:x2="17.002cm" svg:y2="9.803cm">
          <text:p/>
        </draw:line>
        <draw:line draw:style-name="gr3" draw:text-style-name="P1" draw:layer="layout" svg:x1="13.808cm" svg:y1="8.502cm" svg:x2="13.808cm" svg:y2="9.803cm">
          <text:p/>
        </draw:line>
        <draw:line draw:style-name="gr3" draw:text-style-name="P1" draw:layer="layout" svg:x1="10.615cm" svg:y1="8.502cm" svg:x2="10.615cm" svg:y2="9.803cm">
          <text:p/>
        </draw:line>
        <draw:line draw:style-name="gr3" draw:text-style-name="P1" draw:layer="layout" svg:x1="7.422cm" svg:y1="8.502cm" svg:x2="7.422cm" svg:y2="9.803cm">
          <text:p/>
        </draw:line>
        <draw:frame draw:style-name="gr2" draw:text-style-name="P2" draw:layer="layout" svg:width="3.3cm" svg:height="1.31cm" svg:x="2.876cm" svg:y="8.725cm">
          <draw:text-box>
            <text:p><text:span text:style-name="T1">Animal 3</text:span></text:p>
          </draw:text-box>
        </draw:frame>
        <draw:line draw:style-name="gr6" draw:text-style-name="P1" draw:layer="layout" svg:x1="21.076cm" svg:y1="9.125cm" svg:x2="23.776cm" svg:y2="9.125cm">
          <text:p/>
        </draw:line>
        <draw:line draw:style-name="gr1" draw:text-style-name="P1" draw:layer="layout" svg:x1="6.623cm" svg:y1="9.152cm" svg:x2="20.375cm" svg:y2="9.125cm">
          <text:p/>
        </draw:line>
        <draw:line draw:style-name="gr3" draw:text-style-name="P1" draw:layer="layout" svg:x1="19.998cm" svg:y1="8.502cm" svg:x2="19.998cm" svg:y2="9.803cm">
          <text:p/>
        </draw:line>
        <draw:line draw:style-name="gr3" draw:text-style-name="P1" draw:layer="layout" svg:x1="17.002cm" svg:y1="8.502cm" svg:x2="17.002cm" svg:y2="9.803cm">
          <text:p/>
        </draw:line>
        <draw:line draw:style-name="gr3" draw:text-style-name="P1" draw:layer="layout" svg:x1="13.808cm" svg:y1="8.502cm" svg:x2="13.808cm" svg:y2="9.803cm">
          <text:p/>
        </draw:line>
        <draw:line draw:style-name="gr3" draw:text-style-name="P1" draw:layer="layout" svg:x1="10.615cm" svg:y1="8.502cm" svg:x2="10.615cm" svg:y2="9.803cm">
          <text:p/>
        </draw:line>
        <draw:line draw:style-name="gr3" draw:text-style-name="P1" draw:layer="layout" svg:x1="7.422cm" svg:y1="8.502cm" svg:x2="7.422cm" svg:y2="9.803cm">
          <text:p/>
        </draw:line>
        <draw:custom-shape draw:style-name="gr8" draw:text-style-name="P1" draw:layer="layout" svg:width="14.8cm" svg:height="2.475cm" svg:x="6.276cm" svg:y="8.22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076cm" svg:y1="9.125cm" svg:x2="23.776cm" svg:y2="9.125cm">
          <text:p/>
        </draw:line>
        <draw:line draw:style-name="gr6" draw:text-style-name="P1" draw:layer="layout" svg:x1="13.776cm" svg:y1="14.525cm" svg:x2="13.776cm" svg:y2="16.625cm">
          <text:p/>
        </draw:line>
        <draw:line draw:style-name="gr6" draw:text-style-name="P1" draw:layer="layout" svg:x1="16.976cm" svg:y1="14.525cm" svg:x2="16.976cm" svg:y2="16.625cm">
          <text:p/>
        </draw:line>
        <draw:frame draw:style-name="gr13" draw:text-style-name="P4" draw:layer="layout" svg:width="1.205cm" svg:height="0.962cm" svg:x="6.9cm" svg:y="16.6cm">
          <draw:text-box>
            <text:p>q1</text:p>
          </draw:text-box>
        </draw:frame>
        <draw:frame draw:style-name="gr13" draw:text-style-name="P4" draw:layer="layout" svg:width="1.205cm" svg:height="0.962cm" svg:x="9.901cm" svg:y="16.6cm">
          <draw:text-box>
            <text:p>q2</text:p>
          </draw:text-box>
        </draw:frame>
        <draw:frame draw:style-name="gr13" draw:text-style-name="P4" draw:layer="layout" svg:width="1.205cm" svg:height="0.962cm" svg:x="13.202cm" svg:y="16.6cm">
          <draw:text-box>
            <text:p>q3</text:p>
          </draw:text-box>
        </draw:frame>
        <draw:frame draw:style-name="gr13" draw:text-style-name="P4" draw:layer="layout" svg:width="1.205cm" svg:height="0.962cm" svg:x="16.403cm" svg:y="16.6cm">
          <draw:text-box>
            <text:p>q4</text:p>
          </draw:text-box>
        </draw:frame>
        <draw:frame draw:style-name="gr13" draw:text-style-name="P4" draw:layer="layout" svg:width="1.205cm" svg:height="0.962cm" svg:x="19.404cm" svg:y="16.6cm">
          <draw:text-box>
            <text:p>q5</text:p>
          </draw:text-box>
        </draw:frame>
        <draw:frame draw:style-name="gr13" draw:text-style-name="P4" draw:layer="layout" svg:width="6.2cm" svg:height="0.962cm" svg:x="11.1cm" svg:y="19cm">
          <draw:text-box>
            <text:p>Marker-Effect Model</text:p>
          </draw:text-box>
        </draw:frame>
        <draw:frame draw:style-name="gr13" draw:text-style-name="P4" draw:layer="layout" svg:width="1.205cm" svg:height="0.962cm" svg:x="23.9cm" svg:y="2.2cm">
          <draw:text-box>
            <text:p>u1</text:p>
          </draw:text-box>
        </draw:frame>
        <draw:frame draw:style-name="gr13" draw:text-style-name="P4" draw:layer="layout" svg:width="1.205cm" svg:height="0.962cm" svg:x="23.901cm" svg:y="5.3cm">
          <draw:text-box>
            <text:p>u2</text:p>
          </draw:text-box>
        </draw:frame>
        <draw:frame draw:style-name="gr13" draw:text-style-name="P4" draw:layer="layout" svg:width="1.205cm" svg:height="0.962cm" svg:x="23.902cm" svg:y="8.6cm">
          <draw:text-box>
            <text:p>u3</text:p>
          </draw:text-box>
        </draw:frame>
        <draw:frame draw:style-name="gr13" draw:text-style-name="P4" draw:layer="layout" svg:width="1.205cm" svg:height="0.962cm" svg:x="23.903cm" svg:y="12.1cm">
          <draw:text-box>
            <text:p>u4</text:p>
          </draw:text-box>
        </draw:frame>
        <draw:frame draw:style-name="gr13" draw:text-style-name="P4" draw:layer="layout" svg:width="6.717cm" svg:height="0.962cm" svg:x="22.8cm" svg:y="18.7cm">
          <draw:text-box>
            <text:p>Breeding-Value Model</text:p>
          </draw:text-box>
        </draw:frame>
        <draw:frame draw:style-name="gr13" draw:text-style-name="P4" draw:layer="layout" svg:width="2.195cm" svg:height="0.962cm" svg:x="6.4cm" svg:y="3.3cm">
          <draw:text-box>
            <text:p>G2G2</text:p>
          </draw:text-box>
        </draw:frame>
        <draw:frame draw:style-name="gr13" draw:text-style-name="P4" draw:layer="layout" svg:width="2.195cm" svg:height="0.962cm" svg:x="6.401cm" svg:y="9.6cm">
          <draw:text-box>
            <text:p>G2G2</text:p>
          </draw:text-box>
        </draw:frame>
        <draw:frame draw:style-name="gr13" draw:text-style-name="P4" draw:layer="layout" svg:width="2.195cm" svg:height="0.962cm" svg:x="12.802cm" svg:y="9.6cm">
          <draw:text-box>
            <text:p>G2G2</text:p>
          </draw:text-box>
        </draw:frame>
        <draw:frame draw:style-name="gr13" draw:text-style-name="P4" draw:layer="layout" svg:width="2.195cm" svg:height="0.962cm" svg:x="18.903cm" svg:y="9.6cm">
          <draw:text-box>
            <text:p>G2G2</text:p>
          </draw:text-box>
        </draw:frame>
        <draw:frame draw:style-name="gr13" draw:text-style-name="P4" draw:layer="layout" svg:width="2.195cm" svg:height="0.962cm" svg:x="12.804cm" svg:y="13.1cm">
          <draw:text-box>
            <text:p>G2G2</text:p>
          </draw:text-box>
        </draw:frame>
        <draw:frame draw:style-name="gr13" draw:text-style-name="P4" draw:layer="layout" svg:width="2.195cm" svg:height="0.962cm" svg:x="9.601cm" svg:y="3.3cm">
          <draw:text-box>
            <text:p>G1G2</text:p>
          </draw:text-box>
        </draw:frame>
        <draw:frame draw:style-name="gr13" draw:text-style-name="P4" draw:layer="layout" svg:width="2.195cm" svg:height="0.962cm" svg:x="12.8cm" svg:y="6.5cm">
          <draw:text-box>
            <text:p>G1G2</text:p>
          </draw:text-box>
        </draw:frame>
        <draw:frame draw:style-name="gr13" draw:text-style-name="P4" draw:layer="layout" svg:width="2.195cm" svg:height="0.962cm" svg:x="18.901cm" svg:y="6.5cm">
          <draw:text-box>
            <text:p>G1G2</text:p>
          </draw:text-box>
        </draw:frame>
        <draw:frame draw:style-name="gr13" draw:text-style-name="P4" draw:layer="layout" svg:width="2.195cm" svg:height="0.962cm" svg:x="9.534cm" svg:y="9.577cm">
          <draw:text-box>
            <text:p>G1G2</text:p>
          </draw:text-box>
        </draw:frame>
        <draw:frame draw:style-name="gr13" draw:text-style-name="P4" draw:layer="layout" svg:width="2.195cm" svg:height="0.962cm" svg:x="18.935cm" svg:y="13.077cm">
          <draw:text-box>
            <text:p>G1G2</text:p>
          </draw:text-box>
        </draw:frame>
        <draw:frame draw:style-name="gr13" draw:text-style-name="P4" draw:layer="layout" svg:width="2.195cm" svg:height="0.962cm" svg:x="12.802cm" svg:y="3.3cm">
          <draw:text-box>
            <text:p>G1G1</text:p>
          </draw:text-box>
        </draw:frame>
        <draw:frame draw:style-name="gr13" draw:text-style-name="P4" draw:layer="layout" svg:width="2.195cm" svg:height="0.962cm" svg:x="16.003cm" svg:y="3.3cm">
          <draw:text-box>
            <text:p>G1G1</text:p>
          </draw:text-box>
        </draw:frame>
        <draw:frame draw:style-name="gr13" draw:text-style-name="P4" draw:layer="layout" svg:width="2.195cm" svg:height="0.962cm" svg:x="18.904cm" svg:y="3.3cm">
          <draw:text-box>
            <text:p>G1G1</text:p>
          </draw:text-box>
        </draw:frame>
        <draw:frame draw:style-name="gr13" draw:text-style-name="P4" draw:layer="layout" svg:width="2.195cm" svg:height="0.962cm" svg:x="15.905cm" svg:y="6.5cm">
          <draw:text-box>
            <text:p>G1G1</text:p>
          </draw:text-box>
        </draw:frame>
        <draw:frame draw:style-name="gr13" draw:text-style-name="P4" draw:layer="layout" svg:width="2.195cm" svg:height="0.962cm" svg:x="9.606cm" svg:y="6.5cm">
          <draw:text-box>
            <text:p>G1G1</text:p>
          </draw:text-box>
        </draw:frame>
        <draw:frame draw:style-name="gr13" draw:text-style-name="P4" draw:layer="layout" svg:width="2.195cm" svg:height="0.962cm" svg:x="6.307cm" svg:y="6.5cm">
          <draw:text-box>
            <text:p>G1G1</text:p>
          </draw:text-box>
        </draw:frame>
        <draw:frame draw:style-name="gr13" draw:text-style-name="P4" draw:layer="layout" svg:width="2.195cm" svg:height="0.962cm" svg:x="15.908cm" svg:y="9.7cm">
          <draw:text-box>
            <text:p>G1G1</text:p>
          </draw:text-box>
        </draw:frame>
        <draw:frame draw:style-name="gr13" draw:text-style-name="P4" draw:layer="layout" svg:width="2.195cm" svg:height="0.962cm" svg:x="15.909cm" svg:y="13.1cm">
          <draw:text-box>
            <text:p>G1G1</text:p>
          </draw:text-box>
        </draw:frame>
        <draw:frame draw:style-name="gr13" draw:text-style-name="P4" draw:layer="layout" svg:width="2.195cm" svg:height="0.962cm" svg:x="9.51cm" svg:y="13.1cm">
          <draw:text-box>
            <text:p>G1G1</text:p>
          </draw:text-box>
        </draw:frame>
        <draw:frame draw:style-name="gr13" draw:text-style-name="P4" draw:layer="layout" svg:width="2.195cm" svg:height="0.962cm" svg:x="6.311cm" svg:y="13.1cm">
          <draw:text-box>
            <text:p>G1G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5-22T17:15:11.775118297</dc:date>
    <meta:editing-duration>PT12M1S</meta:editing-duration>
    <meta:editing-cycles>4</meta:editing-cycles>
    <meta:generator>LibreOffice/6.1.2.1$MacOSX_X86_64 LibreOffice_project/65905a128db06ba48db947242809d14d3f9a93fe</meta:generator>
    <meta:document-statistic meta:object-count="88"/>
  </office:meta>
</office:document-meta>
</file>